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a44e" officeooo:paragraph-rsid="0012a44e"/>
    </style:style>
    <style:style style:name="P2" style:family="paragraph" style:parent-style-name="Standard" style:list-style-name="L5"/>
    <style:style style:name="P3" style:family="paragraph" style:parent-style-name="Standard" style:list-style-name="L5">
      <style:paragraph-properties fo:margin-top="0cm" fo:margin-bottom="0.199cm" loext:contextual-spacing="false" fo:text-align="justify" style:justify-single-word="false"/>
    </style:style>
    <style:style style:name="P4" style:family="paragraph" style:parent-style-name="Table_20_Contents">
      <style:paragraph-properties fo:text-align="end" style:justify-single-word="false"/>
      <style:text-properties fo:font-style="italic" fo:font-weight="bold"/>
    </style:style>
    <style:style style:name="P5" style:family="paragraph" style:parent-style-name="Table_20_Contents" style:list-style-name="L7"/>
    <style:style style:name="P6" style:family="paragraph" style:parent-style-name="Table_20_Contents" style:list-style-name="L8"/>
    <style:style style:name="P7" style:family="paragraph" style:parent-style-name="Table_20_Contents">
      <style:paragraph-properties fo:margin-top="0cm" fo:margin-bottom="0.499cm" loext:contextual-spacing="false" fo:text-align="justify" style:justify-single-word="false"/>
      <style:text-properties officeooo:paragraph-rsid="0012a44e"/>
    </style:style>
    <style:style style:name="P8" style:family="paragraph" style:parent-style-name="Table_20_Contents" style:list-style-name="L14">
      <style:paragraph-properties fo:margin-top="0cm" fo:margin-bottom="0.499cm" loext:contextual-spacing="false" fo:text-align="justify" style:justify-single-word="false"/>
    </style:style>
    <style:style style:name="P9" style:family="paragraph" style:parent-style-name="Table_20_Contents">
      <style:paragraph-properties fo:margin-top="0cm" fo:margin-bottom="0.499cm" loext:contextual-spacing="false" fo:text-align="end" style:justify-single-word="false"/>
      <style:text-properties fo:font-style="italic"/>
    </style:style>
    <style:style style:name="P10" style:family="paragraph" style:parent-style-name="Table_20_Contents" style:list-style-name="L7">
      <style:paragraph-properties fo:margin-top="0cm" fo:margin-bottom="0.499cm" loext:contextual-spacing="false"/>
    </style:style>
    <style:style style:name="P11" style:family="paragraph" style:parent-style-name="Table_20_Contents" style:list-style-name="L5">
      <style:paragraph-properties fo:margin-top="0cm" fo:margin-bottom="0.3cm" loext:contextual-spacing="false" fo:text-align="justify" style:justify-single-word="false"/>
      <style:text-properties officeooo:paragraph-rsid="00146e0a"/>
    </style:style>
    <style:style style:name="P12" style:family="paragraph" style:parent-style-name="Table_20_Contents" style:list-style-name="L5">
      <style:paragraph-properties fo:margin-top="0cm" fo:margin-bottom="0.199cm" loext:contextual-spacing="false" fo:text-align="justify" style:justify-single-word="false"/>
      <style:text-properties officeooo:paragraph-rsid="00146e0a"/>
    </style:style>
    <style:style style:name="P13" style:family="paragraph" style:parent-style-name="Table_20_Contents" style:list-style-name="L5">
      <style:paragraph-properties fo:margin-top="0cm" fo:margin-bottom="0.199cm" loext:contextual-spacing="false" fo:text-align="justify" style:justify-single-word="false"/>
      <style:text-properties officeooo:paragraph-rsid="00165614"/>
    </style:style>
    <style:style style:name="P14" style:family="paragraph" style:parent-style-name="Table_20_Contents" style:list-style-name="L14">
      <style:paragraph-properties fo:margin-top="0cm" fo:margin-bottom="0.199cm" loext:contextual-spacing="false" fo:text-align="justify" style:justify-single-word="false"/>
      <style:text-properties officeooo:paragraph-rsid="0017a3bd"/>
    </style:style>
    <style:style style:name="P15" style:family="paragraph" style:parent-style-name="Table_20_Contents" style:list-style-name="L14">
      <style:paragraph-properties fo:margin-top="0cm" fo:margin-bottom="0.199cm" loext:contextual-spacing="false" fo:text-align="justify" style:justify-single-word="false"/>
      <style:text-properties officeooo:paragraph-rsid="00190f36"/>
    </style:style>
    <style:style style:name="P16" style:family="paragraph" style:parent-style-name="Table_20_Contents" style:list-style-name="L8">
      <style:paragraph-properties fo:margin-top="0cm" fo:margin-bottom="0.199cm" loext:contextual-spacing="false"/>
    </style:style>
    <style:style style:name="P17" style:family="paragraph" style:parent-style-name="Table_20_Contents">
      <style:paragraph-properties fo:margin-top="0cm" fo:margin-bottom="0.199cm" loext:contextual-spacing="false" fo:text-align="center" style:justify-single-word="false"/>
      <style:text-properties officeooo:paragraph-rsid="001aa326"/>
    </style:style>
    <style:style style:name="P18" style:family="paragraph" style:parent-style-name="Table_20_Contents">
      <style:paragraph-properties fo:margin-top="0cm" fo:margin-bottom="0.101cm" loext:contextual-spacing="false" fo:text-align="justify" style:justify-single-word="false"/>
      <style:text-properties officeooo:paragraph-rsid="0012a44e"/>
    </style:style>
    <style:style style:name="P19" style:family="paragraph" style:parent-style-name="Table_20_Contents" style:list-style-name="L5">
      <style:paragraph-properties fo:margin-top="0cm" fo:margin-bottom="0.101cm" loext:contextual-spacing="false" fo:text-align="justify" style:justify-single-word="false"/>
    </style:style>
    <style:style style:name="P20" style:family="paragraph" style:parent-style-name="Table_20_Contents" style:list-style-name="L5">
      <style:paragraph-properties fo:margin-top="0cm" fo:margin-bottom="0.101cm" loext:contextual-spacing="false" fo:text-align="justify" style:justify-single-word="false"/>
      <style:text-properties officeooo:paragraph-rsid="00146e0a"/>
    </style:style>
    <style:style style:name="P21" style:family="paragraph" style:parent-style-name="Table_20_Contents" style:list-style-name="L5">
      <style:paragraph-properties fo:margin-top="0cm" fo:margin-bottom="0.101cm" loext:contextual-spacing="false" fo:text-align="justify" style:justify-single-word="false"/>
      <style:text-properties officeooo:paragraph-rsid="00165614"/>
    </style:style>
    <style:style style:name="P22" style:family="paragraph" style:parent-style-name="Table_20_Contents" style:list-style-name="L11">
      <style:paragraph-properties fo:margin-top="0cm" fo:margin-bottom="0.101cm" loext:contextual-spacing="false" fo:text-align="justify" style:justify-single-word="false"/>
    </style:style>
    <style:style style:name="P23" style:family="paragraph" style:parent-style-name="Table_20_Contents" style:list-style-name="L14">
      <style:paragraph-properties fo:margin-top="0cm" fo:margin-bottom="0.101cm" loext:contextual-spacing="false" fo:text-align="justify" style:justify-single-word="false"/>
    </style:style>
    <style:style style:name="P24" style:family="paragraph" style:parent-style-name="Table_20_Contents" style:list-style-name="L14">
      <style:paragraph-properties fo:margin-top="0cm" fo:margin-bottom="0.101cm" loext:contextual-spacing="false" fo:text-align="justify" style:justify-single-word="false"/>
      <style:text-properties officeooo:paragraph-rsid="0017a3bd"/>
    </style:style>
    <style:style style:name="P25" style:family="paragraph" style:parent-style-name="Table_20_Contents" style:list-style-name="L14">
      <style:paragraph-properties fo:margin-top="0cm" fo:margin-bottom="0.101cm" loext:contextual-spacing="false" fo:text-align="justify" style:justify-single-word="false"/>
      <style:text-properties officeooo:paragraph-rsid="00190f36"/>
    </style:style>
    <style:style style:name="P26" style:family="paragraph" style:parent-style-name="Table_20_Contents" style:list-style-name="L5">
      <style:paragraph-properties fo:margin-top="0cm" fo:margin-bottom="0.101cm" loext:contextual-spacing="false"/>
    </style:style>
    <style:style style:name="P27" style:family="paragraph" style:parent-style-name="Title">
      <style:paragraph-properties fo:margin-top="0cm" fo:margin-bottom="0.21cm" loext:contextual-spacing="false"/>
      <style:text-properties fo:font-size="20pt" style:font-size-asian="20pt" style:font-size-complex="20pt"/>
    </style:style>
    <style:style style:name="T1" style:family="text">
      <style:text-properties style:font-name="Arial"/>
    </style:style>
    <style:style style:name="T2" style:family="text">
      <style:text-properties style:font-name="Arial" fo:font-size="10pt"/>
    </style:style>
    <style:style style:name="T3" style:family="text">
      <style:text-properties style:font-name="Tahoma"/>
    </style:style>
    <style:style style:name="T4" style:family="text">
      <style:text-properties fo:font-weight="bold"/>
    </style:style>
    <style:style style:name="T5" style:family="text">
      <style:text-properties fo:font-style="italic"/>
    </style:style>
    <style:style style:name="T6" style:family="text">
      <style:text-properties fo:font-style="italic" fo:font-weight="bold"/>
    </style:style>
    <style:style style:name="T7" style:family="text">
      <style:text-properties fo:font-size="7pt"/>
    </style:style>
    <style:style style:name="T8" style:family="text">
      <style:text-properties officeooo:rsid="00146e0a"/>
    </style:style>
    <style:style style:name="T9" style:family="text">
      <style:text-properties officeooo:rsid="00165614"/>
    </style:style>
    <style:style style:name="T10" style:family="text">
      <style:text-properties officeooo:rsid="0017a3bd"/>
    </style:style>
    <style:style style:name="T11" style:family="text">
      <style:text-properties officeooo:rsid="00190f36"/>
    </style:style>
    <style:style style:name="T12" style:family="text">
      <style:text-properties officeooo:rsid="001aa326"/>
    </style:style>
    <style:style style:name="fr1" style:family="graphic" style:parent-style-name="Frame">
      <style:graphic-properties fo:margin-left="0cm" fo:margin-right="0cm" fo:margin-top="0cm" fo:margin-bottom="0cm" style:protect="content" style:vertical-pos="top" style:vertical-rel="baseline" fo:padding="0cm" fo:border="none"/>
    </style:style>
    <text:list-style style:name="L1">
      <text:list-level-style-number text:level="1" text:style-name="Numbering_20_Symbols" style:num-suffix="." style:num-format="1">
        <style:list-level-properties text:space-before="2.653cm" text:min-label-width="0.499cm"/>
      </text:list-level-style-number>
      <text:list-level-style-bullet text:level="2" text:style-name="Bullet_20_Symbols" style:num-suffix="." text:bullet-char="•">
        <style:list-level-properties text:space-before="3.9cm" text:min-label-width="0.499cm"/>
      </text:list-level-style-bullet>
      <text:list-level-style-bullet text:level="3" text:style-name="Bullet_20_Symbols" style:num-suffix="." text:bullet-char="•">
        <style:list-level-properties text:space-before="5.147cm" text:min-label-width="0.499cm"/>
      </text:list-level-style-bullet>
      <text:list-level-style-bullet text:level="4" text:style-name="Bullet_20_Symbols" style:num-suffix="." text:bullet-char="•">
        <style:list-level-properties text:space-before="6.394cm" text:min-label-width="0.499cm"/>
      </text:list-level-style-bullet>
      <text:list-level-style-bullet text:level="5" text:style-name="Bullet_20_Symbols" style:num-suffix="." text:bullet-char="•">
        <style:list-level-properties text:space-before="7.641cm" text:min-label-width="0.499cm"/>
      </text:list-level-style-bullet>
      <text:list-level-style-bullet text:level="6" text:style-name="Bullet_20_Symbols" style:num-suffix="." text:bullet-char="•">
        <style:list-level-properties text:space-before="8.888cm" text:min-label-width="0.499cm"/>
      </text:list-level-style-bullet>
      <text:list-level-style-bullet text:level="7" text:style-name="Bullet_20_Symbols" style:num-suffix="." text:bullet-char="•">
        <style:list-level-properties text:space-before="10.135cm" text:min-label-width="0.499cm"/>
      </text:list-level-style-bullet>
      <text:list-level-style-bullet text:level="8" text:style-name="Bullet_20_Symbols" style:num-suffix="." text:bullet-char="•">
        <style:list-level-properties text:space-before="11.383cm" text:min-label-width="0.499cm"/>
      </text:list-level-style-bullet>
      <text:list-level-style-bullet text:level="9" text:style-name="Bullet_20_Symbols" style:num-suffix="." text:bullet-char="•">
        <style:list-level-properties text:space-before="12.63cm" text:min-label-width="0.499cm"/>
      </text:list-level-style-bullet>
      <text:list-level-style-bullet text:level="10" text:style-name="Bullet_20_Symbols" style:num-suffix="." text:bullet-char="•">
        <style:list-level-properties text:space-before="13.877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text:start-value="2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2">Source</text:span>: <text:a xlink:type="simple" xlink:href="https://www.altshuller.ru/triz/investigations1.asp" text:style-name="Internet_20_link" text:visited-style-name="Visited_20_Internet_20_Link">https://www.altshuller.ru/triz/investigations1.asp</text:a> </text:p>
      <text:p text:style-name="P1"/>
      <text:p text:style-name="P17"><text:span text:style-name="T2">© Альтшуллер Г.С., 1960</text:span></text:p>
      <text:p text:style-name="P27">КАК ДЕЛАЮТСЯ ОТКРЫТИЯ</text:p>
      <text:p text:style-name="P17"><text:span text:style-name="T3">(мысли о методике научной работы)</text:span></text:p>
      <text:p text:style-name="P18"><text:span text:style-name="T5">В 1960 г. я набросал тезисы о методике "открывательства". Это – наброски для себя, чтобы упорядочить исходные представления о технологии </text:span><text:span text:style-name="T6">научного</text:span><text:span text:style-name="T5"> творчества. Наброски остались незаконченными, отвлекла работа над </text:span><text:a xlink:type="simple" xlink:href="https://www.altshuller.ru/triz/ariz85v.asp" text:style-name="Internet_20_link" text:visited-style-name="Visited_20_Internet_20_Link"><text:span text:style-name="T5">АРИЗ</text:span></text:a><text:span text:style-name="T5">. Прошло почти 20 лет, но мысли, мне кажется, не устарели и могут быть использованы преподавателями ТРИЗ на занятиях по научному творчеству.</text:span></text:p>
      <text:p text:style-name="P7"><text:span text:style-name="T5">В работах и статьях Г. Фильковского и И. Кондракова рассматривается технология творчества при решении задач на </text:span><text:span text:style-name="T6">"открытие новых теорий"</text:span><text:span text:style-name="T5">. Между тем существуют и </text:span><text:span text:style-name="T6">"открытия новых явлений"</text:span><text:span text:style-name="T5"> (открытие радиоактивности и т.д.). Поэтому полезно до изложения "теории открытия новых теорий" дать общий обзор – в этом помогут наброски. </text:span></text:p>
      <text:p text:style-name="P9">Г. Альтшуллер<text:line-break/>22.08.79 </text:p>
      <text:h text:style-name="Heading_20_4" text:outline-level="4">А. В ЧЕМ ТРУДНОСТИ РЕШЕНИЯ ПРОБЛЕМЫ</text:h>
      <text:list xml:id="list1782669212" text:style-name="L5">
        <text:list-item>
          <text:p text:style-name="P3">Трудности в создании методики научной работы – сравнительно с методикой изобретательства – состоят в том, что здесь большую роль играют обстоятельства, усложняющие основную схему. Такие обстоятельства есть и в изобретательском творчестве. Но в открывательстве они присутствуют в большой концентрации. Это уже не оговорки и не исключения из довольно универсальных правил, а постоянно действующие "искажающие факторы", которые приходится всегда учитывать.</text:p>
        </text:list-item>
        <text:list-item>
          <text:p text:style-name="P3">Первый такой фактор – историческое развитие научных методов. В современном изобретательстве до сих пор мирно уживаются приемы, возникшие на разных этапах развития. В открывательстве – более жесткая смена приемов. Поэтому надо очень осторожно аргументировать примерами, взятыми из разных эпох.</text:p>
        </text:list-item>
        <text:list-item>
          <text:p text:style-name="P3">Второй фактор – неравномерное развитие научных методов в разных областях науки. Такое явление наблюдается и в изобретательстве, но в науке оно выражено сильнее.</text:p>
        </text:list-item>
        <text:list-item>
          <text:p text:style-name="P2">Третий фактор – относительно большая роль случая. </text:p>
        </text:list-item>
      </text:list>
      <text:h text:style-name="Heading_20_4" text:outline-level="4">Б. КЛАССИФИКАЦИЯ ОТКРЫТИЙ</text:h>
      <text:list xml:id="list140853696426466" text:continue-numbering="true" text:style-name="L5">
        <text:list-item>
          <text:p text:style-name="P20">Все открытия делятся на две группы, настолько существенно отличающиеся по всем факторам, что только удивляешься, как они объединены одним словом. </text:p>
          <text:p text:style-name="P12">Первая группа – открытия, состоящие в установлении нового явления.</text:p>
          <text:list>
            <text:list-header>
              <text:p text:style-name="P12">ПРИМЕРЫ </text:p>
            </text:list-header>
          </text:list>
        </text:list-item>
      </text:list>
      <text:list xml:id="list3817419594" text:style-name="L7">
        <text:list-item>
          <text:list>
            <text:list-item>
              <text:list>
                <text:list-item>
                  <text:p text:style-name="P5">открытие икс-лучей Рентгеном, </text:p>
                </text:list-item>
                <text:list-item>
                  <text:p text:style-name="P10">открытие сверхпроводимости Кеммерлинг-Оннесом. </text:p>
                </text:list-item>
              </text:list>
            </text:list-item>
          </text:list>
        </text:list-item>
      </text:list>
      <text:list xml:id="list140853641446882" text:continue-list="list140853696426466" text:style-name="L5">
        <text:list-item>
          <text:p text:style-name="P12">Я бы назвал эту группу открытий ОБНАРУЖЕНИЕМ, ибо сущность нового явления отнюдь не открывается; новое явление просто впервые обнаруживается. </text:p>
          <text:p text:style-name="P20">К этой же группе примыкает подгруппа открытий, состоящих в установлении конкрет<text:span text:style-name="T8">­</text:span>ного факта. Таковы географические открытия. Сюда же относится большинство открытий наблюдательной астрономии, открытия геологические (новых месторож<text:span text:style-name="T8">­</text:span><text:soft-page-break/>дений), обнаружение новых видов растений и животных. Для этой подгруппы характерно, что ее открытия (в отличие от открытия явлений) не требует объяснений. Интересно отметить, что это нашло стихийное отражение в терминологии: открытия явлений (а также открытия второй группы, о которой говорится ниже) иногда называют <text:span text:style-name="T4">научными открытиями,</text:span> невольно подчеркивая их отличие от простого установления конкретного факта. </text:p>
          <text:p text:style-name="P20">В дальнейшем мы будем рассматривать в первой группе только основное ядро – открытие новых явлений. </text:p>
        </text:list-item>
        <text:list-item>
          <text:p text:style-name="P11">Вторая группа – открытия, состоящие в установлении закономерностей. В этом случае новые явления не открываются, открытие проявляется в объяснении уже известных явлений, сущность которых ранее была непонятна или не укладывалась в имеющиеся объяснения.</text:p>
          <text:list>
            <text:list-header>
              <text:p text:style-name="P12">ПРИМЕРЫ </text:p>
            </text:list-header>
          </text:list>
        </text:list-item>
      </text:list>
      <text:list xml:id="list3554126755" text:style-name="L8">
        <text:list-item>
          <text:list>
            <text:list-item>
              <text:list>
                <text:list-item>
                  <text:p text:style-name="P6">объяснение фотоэффекта Эйнштейном, </text:p>
                </text:list-item>
                <text:list-item>
                  <text:p text:style-name="P16">объяснение эволюции растений и животных в борьбе за существование.</text:p>
                </text:list-item>
              </text:list>
            </text:list-item>
          </text:list>
        </text:list-item>
      </text:list>
      <text:list xml:id="list140854744282481" text:continue-list="list140853641446882" text:style-name="L5">
        <text:list-item>
          <text:p text:style-name="P19">Отнюдь не следует отождествлять первую группу с экспериментальными, а вторую с теоретическими открытиями. Наоборот, в каждой группе есть открытия, сделанные экспериментально, и есть открытия, сделанные теоретически. Так, в первой группе: экспериментальное открытие радиоактивности и теоретическое открытие электро<text:span text:style-name="T8">­</text:span>магнитных колебаний Максвеллом. Во второй группе: экспериментальное открытие закона Кулона и теоретическое открытие взаимосвязи между массой и инерцией. </text:p>
        </text:list-item>
        <text:list-item>
          <text:p text:style-name="P20">Если уж давать упрощенную схему, то можно сказать так: открытие явления есть уста<text:span text:style-name="T8">­</text:span>новление нового КАЧЕСТВА материи, открытие закономерности есть установление КОЛИЧЕСТВЕННЫХ СООТНОШЕНИЙ. Еще проще и грубее: в первом случае результат творчества – новая информация, во втором – новая формула. </text:p>
        </text:list-item>
        <text:list-item>
          <text:p text:style-name="P20">Надо сразу оговорить, что между этими двумя группами нет глухой стены. При этом исторически "мощность стены" все время уменьшается.</text:p>
          <text:p text:style-name="P20">В настоящее время нередко в единой работе объединяются открытое явление и выдви<text:span text:style-name="T8">­</text:span>гаемое тут же объяснение (иногда наоборот: гипотеза и следующие из нее гипотети<text:span text:style-name="T8">­</text:span>ческие открытия – предсказания – новых явлений). </text:p>
        </text:list-item>
        <text:list-item>
          <text:p text:style-name="P19">Однако весьма ощутимое различие сохранено и поныне. Раньше оно, как указывалось, было еще более выраженным. Отсюда важнейшее следствие: существовали (и во многом еще сохранились) две группы ученых, два существенно отличающихся типа открывателей. Первый тип – ученые, открывшие новые явления. Второй – ученые, установившие новые закономерности. </text:p>
        </text:list-item>
        <text:list-item>
          <text:p text:style-name="P19">Ученые второго типа намного выше (по уровню творчества) ученых первого типа. Открыть явление можно и случайно. Можно и не совсем случайно, но все-таки на дармовщину, стремясь открыть явление на пять копеек, открываешь нечто, стоящее сто рублей. Открытие же новых закономерностей требует – в подавляющем большин<text:span text:style-name="T8">­</text:span>стве случаев – целенаправленных усилий. </text:p>
        </text:list-item>
        <text:list-item>
          <text:p text:style-name="P12">В этой связи интересно сделать следующее наблюдение. Судьба ученых первого типа подобна молниеносной, но однократной вспышке новой звезды: звездочка двадцатой величины вдруг превращается в звезду первой величины... И вскоре вновь возвра<text:span text:style-name="T8">­</text:span>щается к прежнему виду. Оно и понятно: умение сделать открытие одного нового явления вовсе не означает умения сделать еще и другое открытие. </text:p>
          <text:list>
            <text:list-header>
              <text:p text:style-name="P12">ПРИМЕРЫ: открытие Гальвани, открытие Майкельсона. </text:p>
            </text:list-header>
          </text:list>
          <text:p text:style-name="P20">Напротив, ученые второго типа, как правило, одинаково плодотворно работают в разных (подчас весьма далеких) областях. Примеры: Эйнштейн (сначала фотоэффект, <text:soft-page-break/>потом теория относительности), Фарадей (электромагнетизм и химия), Шмидт (высшая алгебра и космогония), Менделеев, Павлов (сначала физиология пище<text:span text:style-name="T8">­</text:span>варения, затем – изучение высшей нервной деятельности). </text:p>
        </text:list-item>
      </text:list>
      <text:h text:style-name="Heading_20_4" text:outline-level="4">В. ИСХОДНОЕ ПОСТРОЕНИЕ МЕТОДИКИ</text:h>
      <text:list xml:id="list140853930443994" text:continue-numbering="true" text:style-name="L5">
        <text:list-item>
          <text:p text:style-name="P19">Наличие двух групп открытий означает, что при создании СОВРЕМЕННОЙ методики открывательства необходимо исходить из наличия ДВУХ ГРУПП МЕТОДОЛОГИ<text:span text:style-name="T9">­</text:span>ЧЕСКИХ ПРИЕМОВ, весьма между собой отличающихся.</text:p>
        </text:list-item>
        <text:list-item>
          <text:p text:style-name="P21">Цель первой группы методов состоит в том, чтобы привести к обнаружению нового явления. Отсюда – объединение в эту группу специфических поисковых методов. </text:p>
          <text:p text:style-name="P21">Цель второй группы – обнаружение новых закономерностей. Отсюда – объединение различных комбинационных приемов, направленных на открытие новой комбинации (т.е. нового объяснения) уже известных явлений. </text:p>
        </text:list-item>
        <text:list-item>
          <text:p text:style-name="P21">Задача элементарной методики открытий состоит в том, чтобы порознь изучить отдельные приемы в каждой группе методов. Иначе говоря: дать ряд конкретных и обоснованных рекомендаций для "делания" открытий.</text:p>
          <text:p text:style-name="P21">Конечная задача методики – установить закономерности в историческом развитии методов открывательства и изучить механизм взаимопонимания методов в разных областях науки. Точно так же элементарная методика изобретательства (если к ней добавить изучение исторического развития и взаимовлияния) переходит в теорию развития техники. </text:p>
        </text:list-item>
      </text:list>
      <text:h text:style-name="Heading_20_4" text:outline-level="4">Г. ОСНОВНЫЕ ПРИЕМЫ ОТКРЫТИЯ НОВЫХ ЯВЛЕНИЙ</text:h>
      <text:list xml:id="list140853338828434" text:continue-numbering="true" text:style-name="L5">
        <text:list-item>
          <text:p text:style-name="P13">Простейший прием – исторически весьма важный – состоит (как ни парадоксальна его простота) в том, чтобы обращать внимание на уже известные и отличающиеся стран<text:span text:style-name="T9">­</text:span>ностью явления. Коротко – поискать аномалию. На первый взгляд, никто не пройдет мимо странного явления. Но в течение ХУI-ХIХ веков это случалось сплошь и рядом. В ряде отраслей науки такое положение в определенной степени сохранилось и в наши дни.</text:p>
          <text:list>
            <text:list-header>
              <text:p text:style-name="P21">ПРИМЕР <text:line-break/>В конце XYIII века Кавендиш, исследуя воздух, обнаружил некую, ни с чем не соединяющуюся часть. Этот факт был достаточно известен среди ученых, считался аномалией, но не привлекал внимания. Только столетие спустя Рамсэй, продолжив это исследование, открыл аргон (и явление химической инертности вообще). Можно утверждать, что при концентрации внимания на найденной Кавендишем аномалии удалось бы открыть инертные газы (и явление хим. инертности) лет на 60-80 раньше. </text:p>
            </text:list-header>
          </text:list>
        </text:list-item>
        <text:list-item>
          <text:p text:style-name="P13">Несколько более сложный прием – обращение внимания на белые пятна в пределах уже известных явлений. В этом случае тоже ищутся аномалии – в пределах уже иссле<text:span text:style-name="T9">­</text:span>дованного диапазона температур, давлений, расстояний, скоростей и т. д. </text:p>
          <text:list>
            <text:list-header>
              <text:p text:style-name="P21">ПРИМЕР<text:line-break/>В 1772 году в Бонне вышла книга Типиуса "Созерцание природы", в которой обращалось внимание на правильное возрастание расстояний между планетами и Солнцем и на пробел между Марсом и Юпитером. Тогда другой ученый – Бодс – заявил, что на месте пробела должна быть неизвестная планета. Она и была найдена одним из астрономов, откликнувшимся на призыв "поискать". </text:p>
            </text:list-header>
          </text:list>
        </text:list-item>
        <text:list-item>
          <text:p text:style-name="P13">Следующий по сложности прием – обращение внимания на белые пятна за пределами известных явлений.</text:p>
          <text:list>
            <text:list-header>
              <text:p text:style-name="P13"><text:soft-page-break/>ПРИМЕР<text:line-break/>Исследования Бриджмена в области ранее недоступных высоких давлений при<text:span text:style-name="T12">­</text:span>вели к открытию новых модификаций льда. </text:p>
            </text:list-header>
          </text:list>
        </text:list-item>
        <text:list-item>
          <text:p text:style-name="P13">Далее по сложности – оценка известных явлений с новой точки зрения.</text:p>
          <text:list>
            <text:list-header>
              <text:p text:style-name="P21">ПРИМЕР<text:line-break/>Цитата из статьи в "Литгазете" от 6 февраля 1960 г.: "18 лет назад к профессору М. Волскому (сопроматчику) обратился врач, работающий над диссертацией, с прось<text:span text:style-name="T12">­</text:span>бой вычислить периметр трахеи, эллипсоидной в сечении". Сделав вычисления, Волский порекомендовал произвести и ряд других расчетов и вычислить потерю напора воздуха при его движении. Врач, достаточно поработавший в области физиологии дыхания, искренне признался, что с такой постановкой вопроса ему никогда не приходилось встречаться. Тогда профессор Волский сделал расчеты сам и пришел к совершенно неожиданным выводам. Он доказал теоретически, что старая концепция дыхания противоречит законам физики. Тысячелетиями счита<text:span text:style-name="T12">­</text:span>лось, что в плевральной полости нет воздуха. На этом была построена вся теория. А выводы Волского свидетельствовали: в плевральной полости воздух есть. Вскоре это было подтверждено экспериментально. </text:p>
            </text:list-header>
          </text:list>
        </text:list-item>
        <text:list-item>
          <text:p text:style-name="P13">Открытие новых явлений путем комбинирования старых. Иначе говоря: явление А само по себе известно, явление Б тоже известно, открытие состоит в том, что обнару<text:span text:style-name="T9">­</text:span>живается явление В, состоящее во взаимосвязи А и Б.</text:p>
          <text:list>
            <text:list-header>
              <text:p text:style-name="P21">ПРИМЕР <text:line-break/>Периодичность солнечных пятен была давно известна, периодичность явлений в ионосфере – тоже; открытие состояло в том, что было найдено явление взаимо<text:span text:style-name="T12">­</text:span>связи между активностью солнечных пятен и функциями ионосферы. </text:p>
            </text:list-header>
          </text:list>
          <text:p text:style-name="P13">Могут быть и более сложные варианты открытий: формула А + Б дает новое явление В, затем В + известное Г дает новое явление Д.</text:p>
          <text:list text:continue-numbering="true">
            <text:list-header>
              <text:p text:style-name="P21">ПРИМЕР<text:line-break/>Периодичность в солнечной активности известна, периодичность в слипании коллоидов – тоже. Сначала установили взаимосвязь между этими явлениями. Затем полученное новое явление связали с известным явлением, состоящим в том, что тело человека – коллоидальная система. В итоге было открыто явление взаимо<text:span text:style-name="T12">­</text:span>связи некоторых процессов в организме с периодичностью солнечных пятен. </text:p>
            </text:list-header>
          </text:list>
        </text:list-item>
        <text:list-item>
          <text:p text:style-name="P13">Обратный прием: исследование явления А с целью установления, что оно есть сово<text:span text:style-name="T9">­</text:span>купность двух ранее неизвестных явлений В и Б.</text:p>
          <text:list>
            <text:list-header>
              <text:p text:style-name="P13">ПРИМЕР<text:line-break/>Сначала было известно вообще радиоактивное излучение, затем – применяя магнитное поле – установили, что лучи радия – совокупность трех разных лучей. Так открыли явления альфа-, бета- и гамма-радиоактивности.</text:p>
            </text:list-header>
          </text:list>
        </text:list-item>
        <text:list-item>
          <text:p text:style-name="P26">Другие схемы: </text:p>
        </text:list-item>
      </text:list>
      <text:list xml:id="list2010910941" text:style-name="L11">
        <text:list-item>
          <text:list>
            <text:list-item>
              <text:p text:style-name="P22">По аналогии. Есть группа явлений и, допустим, есть другая более или менее похо<text:span text:style-name="T9">­</text:span>жая на нее вторая группа явлений; тогда можно рассчитывать, что явлению А в первой группе соответствует еще не известное явление А1 во второй группе. </text:p>
            </text:list-item>
            <text:list-item>
              <text:p text:style-name="P22">Подвергать сомнению самоочевидные и общепризнанные явления. На каждом этапе развития техники эксперимента полезно проверить, казалось бы, достовер<text:span text:style-name="T9">­</text:span>ные явления. </text:p>
            </text:list-item>
            <text:list-item>
              <text:p text:style-name="P22">Исключение неуниверсального явления. Допустим, явление А хорошо объединяет ряд факторов, но не объясняет какого-то одного факта. Тогда есть смысл попы<text:span text:style-name="T9">­</text:span>таться отказаться от явления А или заменить его частными явлениями. При этом существование границ между частными явлениями – само по себе новое явление. </text:p>
            </text:list-item>
            <text:list-item>
              <text:p text:style-name="P22"><text:soft-page-break/>Отыскание среди явлений взаимопротиворечивых. Такая противоречивость далеко не всегда очевидна.</text:p>
            </text:list-item>
          </text:list>
        </text:list-item>
      </text:list>
      <text:list xml:id="list1710488472" text:style-name="L14">
        <text:list-item>
          <text:p text:style-name="P24">Вероятно этот список можно пополнить. Задача состоит в том, чтобы дать четкую схему приемов. Возможно, некоторые из них являются частными случаями других, более общих приемов. </text:p>
        </text:list-item>
      </text:list>
      <text:h text:style-name="Heading_20_4" text:outline-level="4">Д. ПРИЕМЫ ОТКРЫТИЯ ЗАКОНОМЕРНОСТЕЙ</text:h>
      <text:list xml:id="list140855173718125" text:continue-numbering="true" text:style-name="L14">
        <text:list-item>
          <text:p text:style-name="P23">Тут могут быть два случая: либо закономерность устанавливается впервые (например, установление Кеплером законов движения планет), либо задача состоит в том, чтобы преодолеть трудности (объяснить противоречия, исключения), на которые натолк<text:span text:style-name="T10">­</text:span>нулась предыдущая теория.</text:p>
        </text:list-item>
        <text:list-item>
          <text:p text:style-name="P23">В первом случае (исторически с него начинается развитие всякой точной науки) простейший прием состоит в следующем: надо увеличивать количество известных фактов до тех пор, пока закономерность не проявится сама собой. Это, кстати сказать, элементарный прием научного исследования и в наши дни. </text:p>
        </text:list-item>
        <text:list-item>
          <text:p text:style-name="P14">Во втором случае характерный прием заключается в том, что вводятся гипотетические явления, снимающие затруднения.</text:p>
          <text:list>
            <text:list-header>
              <text:p text:style-name="P14">ПРИМЕР<text:line-break/>И до Менделеева существовали различные системы периодизации элементов. Однако все эти системы наталкивались на трудности, главная из которых состояла в том, что периодичность, очевидная в начале ряда элементов, затем нарушалась. Менделеев устранил эту трудность введением гипотетических элементов. Это была "натяжка", снявшая затруднение и позволившая впервые провести принцип периодичности на протяжении всего ряда элементов.</text:p>
            </text:list-header>
          </text:list>
          <text:p text:style-name="P14">Грубо говоря, в данном случае для открытия необходимо поставить вопрос: "Какие неизвестные явления или факты надо принять за достоверные, чтобы снять затруд<text:span text:style-name="T12">­</text:span>нения теории?" – и ответить на этот вопрос. </text:p>
          <text:p text:style-name="P24">Тут важно учесть психологический момент. Когда какая-то теория, долго служившая верой и правдой, вдруг начинает буксовать, подавляющее большинство ученых стре<text:span text:style-name="T10">­</text:span>мится объяснить еретические факты не меняя теории. Великие ученые тем и велики, что выходят из-под гипнотизирующего действия теории и смело ее меняют, допол<text:span text:style-name="T10">­</text:span>няют, не беспокоясь о том, что эти запреты, на первый взгляд, кажутся произволь<text:span text:style-name="T10">­</text:span>ными, крайне маловероятными или необъяснимыми (например, конечная скорость света). </text:p>
          <text:p text:style-name="P24">Нередко самое трудное – признать дырявость старой теории и необходимость новых допущений. Если это признано, сами допущения подчас найти весьма не трудно. </text:p>
        </text:list-item>
        <text:list-item>
          <text:p text:style-name="P23">Всякая теория смертна. Поэтому в период зрелости теории надо концентрировать усилия не только (а в период старости теории и не столько) на приложении ее к объяснению новых групп явлений, но и на изучении слабых мест. Проще говоря: надо развивать теорию не там, где она сильна, а там, где ощущается ее слабость. Все препо<text:span text:style-name="T10">­</text:span>давание в вузах, вся учеба в аспирантуре, подавляющее большинство кандидатских работ, вообще значительная часть научных работ строится на приложении сущест<text:span text:style-name="T10">­</text:span>вующих теорий к отдельным проблемам (например, приложение механических прин<text:span text:style-name="T10">­</text:span>ципов к проблемам химии). Надо же искать те случаи, когда теория как раз неприме<text:span text:style-name="T10">­</text:span>нима. Надо не расширять и укреплять фундаменты естественно-научных, гумани<text:span text:style-name="T10">­</text:span>тарных и общественных теорий (итог таких работ в лучшем случае – упрочнение теорий), а отыскивать трещины.</text:p>
        </text:list-item>
        <text:list-item>
          <text:p text:style-name="P25">Темпы развития науки во многом определяются совокупностью различных факторов, на которые далеко не всегда можно воздействовать с целью форсажа. Однако можно обоснованно утверждать, что средние темпы развития науки могли бы быть заметно <text:soft-page-break/>выше, если бы постоянно и планомерно велась работа по отысканию трещин в "благо<text:span text:style-name="T11">­</text:span>получных" еще сегодня теориях. </text:p>
          <text:p text:style-name="P25">Надо отметить, что в тех отраслях науки, которые развиваются сейчас особенно бурно, именно так и делают. Например, в ядерной физике вся история последних трех десятилетий – это история выискивания "но" и стремления ввести новые теорети<text:span text:style-name="T11">­</text:span>ческие посылки, объясняющие эти "но". Разумеется, при этом одновременно идет и использование "устоявшихся" принципов для решения различных проблем, например для объяснения механизма хим. реакций. С другой стороны, в отраслях науки, разви<text:span text:style-name="T11">­</text:span>вавшихся сравнительно медленно, налицо иное распределение сил: основные усилия направляются на приложение существующих теорий к объяснению новых групп явлений. Так обстоит дело в физиологии. После Павлова подавляющее большинство работ состояло в том, что сильные стороны павловской теории распространялись на объяснение новых явлений. А следовало бы энергично искать слабые места учения Павлова. </text:p>
          <text:p text:style-name="P25">Несколько утрируя, можно сказать: изучайте не законы, а исключения из них: именно там и прячутся новые открытия.</text:p>
        </text:list-item>
        <text:list-item>
          <text:p text:style-name="P15">Возвращаясь к методам поисков новых закономерностей, следует отметить такой характерный прием: перенесение методов и аппарата одной области в другую область.</text:p>
          <text:list>
            <text:list-header>
              <text:p text:style-name="P25">ПРИМЕР: создание кибернетики (любопытно было бы перенести, например, "методы и аппарат" музыки в геологию или ядерную физику).</text:p>
            </text:list-header>
          </text:list>
        </text:list-item>
        <text:list-item>
          <text:p text:style-name="P25">Этот прием является частным случаем такого приема: распространение методов и аппарата (а также явлений и фактов) на более широкую область.</text:p>
          <text:p text:style-name="P15">Сюда же примыкает и такой частный случай: провозглашение известного, но счита<text:span text:style-name="T11">­</text:span>ющегося ограниченным явления, в качестве универсального закона.</text:p>
          <text:list>
            <text:list-header>
              <text:p text:style-name="P15">ПРИМЕР <text:line-break/>Притяжение – как более или менее частное явление – было широко известно до Ньютона. Но Ньютон провозгласил всемирность притяжения (это привело к выво<text:span text:style-name="T12">­</text:span>ду о том, что планеты притягиваются Солнцем). А тогда из ранее установленного третьего закона Кеплера прямо следует формула притяжения. </text:p>
            </text:list-header>
          </text:list>
        </text:list-item>
        <text:list-item>
          <text:p text:style-name="P23">Реже применяется обратный прием: новая закономерность устанавливается путем ограничения считавшегося ранее универсальным принципа. </text:p>
        </text:list-item>
        <text:list-item>
          <text:p text:style-name="P25">Еще один прием: возвращение к старым теориям на новой основе ("алхимические" превращения элементов методами ядерной физики). </text:p>
        </text:list-item>
      </text:list>
      <text:h text:style-name="Heading_20_4" text:outline-level="4">Е. ОБЩИЕ СООБРАЖЕНИЯ</text:h>
      <text:list xml:id="list140853796423866" text:continue-numbering="true" text:style-name="L14">
        <text:list-item>
          <text:p text:style-name="P23">Развитие техники дает науке все более точные машины и приборы для измерений. Многие открытия – непосредственно очевидное следствие из новых – более точных – методов измерения. </text:p>
        </text:list-item>
        <text:list-item>
          <text:p text:style-name="P8">Все описанные выше приемы есть элементы научной работы. Нельзя отождествлять поиск открытия с исследованием. Исследование – совокупность поисков открытия, механического накопления фактов, уточнения измерений, учета новых – сделанных другими – открытий, установление взаимосвязи между всем перечисленным и фило<text:span text:style-name="T11">­</text:span>софскими установками. Таким образом, исследование – понятие много более широкое, чем открытие. </text:p>
        </text:list-item>
      </text:list>
      <text:p text:style-name="P4">1960 г.</text:p>
      <text:p text:style-name="Table_20_Contents"><draw:frame draw:style-name="fr1" draw:name="Rahmen1" text:anchor-type="as-char" svg:width="0.041cm" svg:height="0.041cm" draw:z-index="0"><draw:text-box><text:p text:style-name="Text_20_body"/></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Tahoma" svg:font-family="Tahoma"/>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3T13:24:04.296384761</meta:creation-date>
    <dc:date>2019-02-23T14:08:52.995851129</dc:date>
    <meta:editing-duration>PT21M13S</meta:editing-duration>
    <meta:editing-cycles>4</meta:editing-cycles>
    <meta:generator>LibreOffice/6.0.7.3$Linux_X86_64 LibreOffice_project/00m0$Build-3</meta:generator>
    <meta:document-statistic meta:table-count="0" meta:image-count="0" meta:object-count="0" meta:page-count="6" meta:paragraph-count="85" meta:word-count="2385" meta:character-count="17968" meta:non-whitespace-character-count="15607"/>
  </office:meta>
</office:document-meta>
</file>